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51728" officeooo:paragraph-rsid="0005172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51728" officeooo:paragraph-rsid="00051728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Liberation Sans" fo:font-size="10pt" fo:font-weight="normal" officeooo:rsid="00051728" officeooo:paragraph-rsid="00051728" style:font-size-asian="10pt" style:font-weight-asian="normal" style:font-size-complex="10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Liberation Sans" fo:font-size="10pt" fo:font-weight="normal" officeooo:rsid="00051728" officeooo:paragraph-rsid="00051728" style:font-size-asian="10pt" style:font-weight-asian="normal" style:font-size-complex="10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Liberation Sans" fo:font-size="10pt" fo:font-weight="normal" officeooo:rsid="00051728" officeooo:paragraph-rsid="00051728" style:font-size-asian="10pt" style:font-weight-asian="normal" style:font-size-complex="10pt" style:font-weight-complex="normal"/>
    </style:style>
    <style:style style:name="T1" style:family="text">
      <style:text-properties fo:font-size="12pt" style:font-size-asian="10.5pt" style:font-size-complex="12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k</text:p>
      <text:list xml:id="list2411289855485324492" text:style-name="L1">
        <text:list-item>
          <text:p text:style-name="P3">Présentation du projet </text:p>
        </text:list-item>
      </text:list>
      <text:list xml:id="list9104783370611691795" text:style-name="L2">
        <text:list-item>
          <text:list>
            <text:list-item>
              <text:p text:style-name="P4">Contexte : Projet de développement de l'UE LIF8</text:p>
            </text:list-item>
            <text:list-item>
              <text:p text:style-name="P4">Par : Rabaaoui Bachir et Kaan Gautier </text:p>
            </text:list-item>
            <text:list-item>
              <text:p text:style-name="P4"/>
            </text:list-item>
          </text:list>
        </text:list-item>
      </text:list>
      <text:list xml:id="list143633244064530" text:continue-list="list2411289855485324492" text:style-name="L1">
        <text:list-item>
          <text:p text:style-name="P3">Description de la demande </text:p>
        </text:list-item>
        <text:list-item>
          <text:p text:style-name="P3">Contraintes </text:p>
        </text:list-item>
      </text:list>
      <text:list xml:id="list9131767367101654073" text:style-name="L3">
        <text:list-item>
          <text:list>
            <text:list-item>
              <text:p text:style-name="P5">Durée de développement : 2 mois </text:p>
            </text:list-item>
          </text:list>
          <text:p text:style-name="P5"/>
        </text:list-item>
      </text:list>
      <text:list xml:id="list143633043910291" text:continue-list="list143633244064530" text:style-name="L1">
        <text:list-item>
          <text:p text:style-name="P3">Déroulement </text:p>
        </text:list-item>
      </text:list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8T12:51:21.013276995</meta:creation-date>
    <dc:date>2015-03-09T14:36:32.327604375</dc:date>
    <meta:editing-duration>P1DT14M50S</meta:editing-duration>
    <meta:editing-cycles>1</meta:editing-cycles>
    <meta:document-statistic meta:table-count="0" meta:image-count="0" meta:object-count="0" meta:page-count="1" meta:paragraph-count="11" meta:word-count="40" meta:character-count="212" meta:non-whitespace-character-count="182"/>
    <meta:generator>LibreOffice/4.3.5.2.0$Linux_X86_64 LibreOffice_project/430m0$Build-2</meta:generator>
  </office:meta>
</office:document-meta>
</file>